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office:font-face-decls>
  <office:automatic-styles>
    <style:style style:name="Table1" style:family="table">
      <style:table-properties style:width="17.582cm" table:align="left"/>
    </style:style>
    <style:style style:name="Table1.A" style:family="table-column">
      <style:table-column-properties style:column-width="4.143cm"/>
    </style:style>
    <style:style style:name="Table1.B" style:family="table-column">
      <style:table-column-properties style:column-width="13.439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82cm" table:align="left"/>
    </style:style>
    <style:style style:name="Table2.A" style:family="table-column">
      <style:table-column-properties style:column-width="4.143cm"/>
    </style:style>
    <style:style style:name="Table2.B" style:family="table-column">
      <style:table-column-properties style:column-width="13.43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2cm" table:align="left"/>
    </style:style>
    <style:style style:name="Table3.A" style:family="table-column">
      <style:table-column-properties style:column-width="3.258cm"/>
    </style:style>
    <style:style style:name="Table3.B" style:family="table-column">
      <style:table-column-properties style:column-width="10.148cm"/>
    </style:style>
    <style:style style:name="Table3.C" style:family="table-column">
      <style:table-column-properties style:column-width="4.17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582cm" table:align="left"/>
    </style:style>
    <style:style style:name="Table4.A" style:family="table-column">
      <style:table-column-properties style:column-width="4.103cm"/>
    </style:style>
    <style:style style:name="Table4.B" style:family="table-column">
      <style:table-column-properties style:column-width="13.48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582cm" table:align="left"/>
    </style:style>
    <style:style style:name="Table5.A" style:family="table-column">
      <style:table-column-properties style:column-width="3.223cm"/>
    </style:style>
    <style:style style:name="Table5.B" style:family="table-column">
      <style:table-column-properties style:column-width="14.36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text-properties style:font-name="Courier New"/>
    </style:style>
    <style:style style:name="P4" style:family="paragraph" style:parent-style-name="Table_20_Contents">
      <style:paragraph-properties fo:text-align="center" style:justify-single-word="false"/>
      <style:text-properties style:font-name="Courier New1"/>
    </style:style>
    <style:style style:name="P5" style:family="paragraph" style:parent-style-name="Table_20_Contents">
      <style:text-properties style:font-name="Courier New1"/>
    </style:style>
    <style:style style:name="P6" style:family="paragraph" style:parent-style-name="Text_20_body" style:list-style-name="L2"/>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agraph-properties fo:margin-left="0cm" fo:margin-right="0cm" fo:margin-top="0cm" fo:margin-bottom="0cm" fo:line-height="100%" fo:text-align="center" text:enable-numbering="false" fo:text-indent="0cm"/>
    </style:style>
    <style:style style:name="P10" style:family="paragraph">
      <style:paragraph-properties fo:margin-left="0cm" fo:margin-right="0cm" fo:margin-top="0cm" fo:margin-bottom="0cm" fo:line-height="100%" fo:text-align="center" text:enable-numbering="false" fo:text-indent="0cm"/>
      <style:text-properties fo:color="#333333" style:text-outline="false" style:text-line-through-style="none" style:font-name="Arial1" fo:font-size="20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text-properties style:font-name="Courier New1" fo:font-size="8pt" style:font-size-asian="8pt" style:font-size-complex="8pt"/>
    </style:style>
    <style:style style:name="P16" style:family="paragraph" style:parent-style-name="Text_20_body" style:list-style-name="L7"/>
    <style:style style:name="T1" style:family="text">
      <style:text-properties style:font-name="Courier New1"/>
    </style:style>
    <style:style style:name="T2" style:family="text">
      <style:text-properties fo:font-style="italic" style:font-style-asian="italic" style:font-style-complex="italic"/>
    </style:style>
    <style:style style:name="T3" style:family="text">
      <style:text-properties fo:color="#333333" style:text-outline="false" style:text-line-through-style="none" style:font-name="Arial1" fo:font-size="20pt" fo:font-style="normal" fo:text-shadow="none" style:text-underline-style="none" fo:font-weight="bold"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4" style:family="text">
      <style:text-properties fo:font-weight="bold" style:font-weight-asian="bold" style:font-weight-complex="bold"/>
    </style:style>
    <text:list-style style:name="L1">
      <text:list-level-style-number text:level="1" text:style-name="Numbering_20_Symbols" style:num-prefix=" " style:num-suffix=". " style:num-format="1"/>
      <text:list-level-style-number text:level="2" text:style-name="Numbering_20_Symbols" style:num-prefix=" " style:num-suffix=". " style:num-format="1">
        <style:list-level-properties text:min-label-distance="0.127cm"/>
      </text:list-level-style-number>
      <text:list-level-style-number text:level="3" text:style-name="Numbering_20_Symbols" style:num-prefix=" " style:num-suffix=". " style:num-format="1" text:display-levels="2"/>
      <text:list-level-style-number text:level="4" text:style-name="Numbering_20_Symbols" style:num-prefix=" " style:num-suffix=". " style:num-format="1" text:display-levels="3"/>
      <text:list-level-style-number text:level="5" text:style-name="Numbering_20_Symbols" style:num-prefix=" " style:num-suffix=". " style:num-format="1" text:display-levels="4"/>
      <text:list-level-style-number text:level="6" text:style-name="Numbering_20_Symbols" style:num-prefix=" " style:num-suffix=". " style:num-format="1" text:display-levels="5"/>
      <text:list-level-style-number text:level="7" text:style-name="Numbering_20_Symbols" style:num-prefix=" " style:num-suffix=". " style:num-format="1" text:display-levels="6"/>
      <text:list-level-style-number text:level="8" text:style-name="Numbering_20_Symbols" style:num-prefix=" " style:num-suffix=". " style:num-format="1" text:display-levels="7"/>
      <text:list-level-style-number text:level="9" text:style-name="Numbering_20_Symbols" style:num-prefix=" " style:num-suffix=". " style:num-format="1" text:display-levels="8"/>
      <text:list-level-style-number text:level="10" text:style-name="Numbering_20_Symbols" style:num-prefix=" " style:num-suffix=". " style:num-format="1" text:display-levels="9"/>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width="0cm" svg:stroke-color="#000000" draw:marker-start="" draw:marker-start-width="0.3cm" draw:marker-start-center="false" draw:marker-end="" draw:marker-end-width="0.3cm" draw:marker-end-center="false" svg:stroke-opacity="30%" draw:stroke-linejoin="round" draw:fill="solid" draw:fill-color="#9999cc" draw:textarea-horizontal-align="justify" draw:textarea-vertical-align="middle" draw:auto-grow-height="false" fo:min-height="0cm" fo:min-width="0cm" fo:padding-top="0.125cm" fo:padding-bottom="0.125cm" fo:padding-left="0.25cm" fo:padding-right="0.25cm" draw:shadow="visible" draw:shadow-offset-x="0.305cm" draw:shadow-offset-y="0.305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Aranea Developer's Guide</text:h>
      <text:p text:style-name="P2">Jevgeni Kabanov</text:p>
      <text:h text:style-name="Heading_20_2" text:outline-level="2" text:restart-numbering="true" text:start-value="1">Introduction</text:h>
      <text:p text:style-name="Text_20_body">This document is intended for developers contributing to Aranea code base and contains the main standards imposed on the integrated code. It comprises the official guideline to Aranea code development and review. It also serves as an introduction to the Aranea code base and its development.</text:p>
      <text:h text:style-name="Heading_20_2" text:outline-level="2">Root Layout</text:h>
      <text:p text:style-name="Text_20_body">Aranea root directory contains the following files and directories:</text:p>
      <table:table table:name="Table1" table:style-name="Table1">
        <table:table-column table:style-name="Table1.A"/>
        <table:table-column table:style-name="Table1.B"/>
        <table:table-header-rows>
          <table:table-row>
            <table:table-cell table:style-name="Table1.A1" office:value-type="string">
              <text:p text:style-name="Table_20_Heading">Filename</text:p>
            </table:table-cell>
            <table:table-cell table:style-name="Table1.B1" office:value-type="string">
              <text:p text:style-name="Table_20_Heading">Description</text:p>
            </table:table-cell>
          </table:table-row>
        </table:table-header-rows>
        <table:table-row>
          <table:table-cell table:style-name="Table1.A2" office:value-type="string">
            <text:p text:style-name="P3">doc/</text:p>
          </table:table-cell>
          <table:table-cell table:style-name="Table1.B2" office:value-type="string">
            <text:p text:style-name="Table_20_Contents">Contains a subdirectory with an Ant build file for each document like Reference Manual or White Paper (<text:span text:style-name="T1">doc/reference/</text:span>, <text:span text:style-name="T1">doc/white-paper</text:span>).</text:p>
          </table:table-cell>
        </table:table-row>
        <table:table-row>
          <table:table-cell table:style-name="Table1.A2" office:value-type="string">
            <text:p text:style-name="P3">doc/support/</text:p>
          </table:table-cell>
          <table:table-cell table:style-name="Table1.B2" office:value-type="string">
            <text:p text:style-name="Table_20_Contents">Contains support files for DocBook XSL.</text:p>
          </table:table-cell>
        </table:table-row>
        <table:table-row>
          <table:table-cell table:style-name="Table1.A2" office:value-type="string">
            <text:p text:style-name="P3">etc/</text:p>
          </table:table-cell>
          <table:table-cell table:style-name="Table1.B2" office:value-type="string">
            <text:p text:style-name="Table_20_Contents">Contains non-Java sources (Like Javascript, XML, CSS files) as well as configuration and other support files.</text:p>
          </table:table-cell>
        </table:table-row>
        <table:table-row>
          <table:table-cell table:style-name="Table1.A2" office:value-type="string">
            <text:p text:style-name="P4">examples/</text:p>
          </table:table-cell>
          <table:table-cell table:style-name="Table1.B2" office:value-type="string">
            <text:p text:style-name="Table_20_Contents">Contains a subdirectory for each example application with Ant build file, web resources and web application descriptors.</text:p>
          </table:table-cell>
        </table:table-row>
        <table:table-row>
          <table:table-cell table:style-name="Table1.A2" office:value-type="string">
            <text:p text:style-name="P4">examples/lib/</text:p>
          </table:table-cell>
          <table:table-cell table:style-name="Table1.B2" office:value-type="string">
            <text:p text:style-name="Table_20_Contents">Contains third-party libraries that example applications are dependent on.</text:p>
          </table:table-cell>
        </table:table-row>
        <table:table-row>
          <table:table-cell table:style-name="Table1.A2" office:value-type="string">
            <text:p text:style-name="P4">examples/common/</text:p>
          </table:table-cell>
          <table:table-cell table:style-name="Table1.B2" office:value-type="string">
            <text:p text:style-name="Table_20_Contents">Contains common example files and sources.</text:p>
          </table:table-cell>
        </table:table-row>
        <table:table-row>
          <table:table-cell table:style-name="Table1.A2" office:value-type="string">
            <text:p text:style-name="P4">lib/</text:p>
          </table:table-cell>
          <table:table-cell table:style-name="Table1.B2" office:value-type="string">
            <text:p text:style-name="Table_20_Contents">Contains third-party libraries that Aranea is dependent on.</text:p>
          </table:table-cell>
        </table:table-row>
        <table:table-row>
          <table:table-cell table:style-name="Table1.A2" office:value-type="string">
            <text:p text:style-name="P4">src/</text:p>
          </table:table-cell>
          <table:table-cell table:style-name="Table1.B2" office:value-type="string">
            <text:p text:style-name="Table_20_Contents">Contains Aranea Java sources and accompanying files (e.g. Javadoc HTML files)</text:p>
          </table:table-cell>
        </table:table-row>
        <table:table-row>
          <table:table-cell table:style-name="Table1.A2" office:value-type="string">
            <text:p text:style-name="P4">tests/</text:p>
          </table:table-cell>
          <table:table-cell table:style-name="Table1.B2" office:value-type="string">
            <text:p text:style-name="Table_20_Contents">Contains tests and mock files for Unit &amp; Integration testing.</text:p>
          </table:table-cell>
        </table:table-row>
        <table:table-row>
          <table:table-cell table:style-name="Table1.A2" office:value-type="string">
            <text:p text:style-name="P4">build.xml</text:p>
          </table:table-cell>
          <table:table-cell table:style-name="Table1.B2" office:value-type="string">
            <text:p text:style-name="Table_20_Contents">Master build file.</text:p>
          </table:table-cell>
        </table:table-row>
        <table:table-row>
          <table:table-cell table:style-name="Table1.A2" office:value-type="string">
            <text:p text:style-name="P4">Changelog.txt</text:p>
          </table:table-cell>
          <table:table-cell table:style-name="Table1.B2" office:value-type="string">
            <text:p text:style-name="Table_20_Contents">Should mark all the changes between releases.</text:p>
          </table:table-cell>
        </table:table-row>
        <table:table-row>
          <table:table-cell table:style-name="Table1.A2" office:value-type="string">
            <text:p text:style-name="P4">License.txt</text:p>
          </table:table-cell>
          <table:table-cell table:style-name="Table1.B2" office:value-type="string">
            <text:p text:style-name="Table_20_Contents">Apache License.</text:p>
          </table:table-cell>
        </table:table-row>
        <table:table-row>
          <table:table-cell table:style-name="Table1.A2" office:value-type="string">
            <text:p text:style-name="P4">Notice.txt</text:p>
          </table:table-cell>
          <table:table-cell table:style-name="Table1.B2" office:value-type="string">
            <text:p text:style-name="Table_20_Contents">Should contain notices for all third-party libraries used in the distribution.</text:p>
          </table:table-cell>
        </table:table-row>
        <table:table-row>
          <table:table-cell table:style-name="Table1.A2" office:value-type="string">
            <text:p text:style-name="P4">Readme.txt</text:p>
          </table:table-cell>
          <table:table-cell table:style-name="Table1.B2" office:value-type="string">
            <text:p text:style-name="Table_20_Contents">Should contain basic information about distribution and release including <text:span text:style-name="T2">known issues</text:span>.</text:p>
          </table:table-cell>
        </table:table-row>
      </table:table>
      <text:h text:style-name="Heading_20_2" text:outline-level="2">Building and Testing</text:h>
      <text:p text:style-name="Text_20_body">Aranea is built by the master build file <text:span text:style-name="T1">/build.xml</text:span>. The following targets are used:</text:p>
      <table:table table:name="Table2" table:style-name="Table2">
        <table:table-column table:style-name="Table2.A"/>
        <table:table-column table:style-name="Table2.B"/>
        <table:table-header-rows>
          <table:table-row>
            <table:table-cell table:style-name="Table2.A1" office:value-type="string">
              <text:p text:style-name="Table_20_Heading">Target</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text:span text:style-name="T1">build-all</text:span> (default)</text:p>
          </table:table-cell>
          <table:table-cell table:style-name="Table2.B2" office:value-type="string">
            <text:p text:style-name="Table_20_Contents">Builds Aranea and all of the examples.</text:p>
          </table:table-cell>
        </table:table-row>
        <table:table-row>
          <table:table-cell table:style-name="Table2.A2" office:value-type="string">
            <text:p text:style-name="P5">build</text:p>
          </table:table-cell>
          <table:table-cell table:style-name="Table2.B2" office:value-type="string">
            <text:p text:style-name="Table_20_Contents">Builds Aranea .JAR files</text:p>
          </table:table-cell>
        </table:table-row>
        <table:table-row>
          <table:table-cell table:style-name="Table2.A2" office:value-type="string">
            <text:p text:style-name="P5">clean</text:p>
          </table:table-cell>
          <table:table-cell table:style-name="Table2.B2" office:value-type="string">
            <text:p text:style-name="Table_20_Contents">Cleans built Aranea files.</text:p>
          </table:table-cell>
        </table:table-row>
        <table:table-row>
          <table:table-cell table:style-name="Table2.A2" office:value-type="string">
            <text:p text:style-name="P5">clean-all</text:p>
          </table:table-cell>
          <table:table-cell table:style-name="Table2.B2" office:value-type="string">
            <text:p text:style-name="Table_20_Contents">Cleans built Aranea and example files.</text:p>
          </table:table-cell>
        </table:table-row>
        <table:table-row>
          <table:table-cell table:style-name="Table2.A2" office:value-type="string">
            <text:p text:style-name="P5">doc</text:p>
          </table:table-cell>
          <table:table-cell table:style-name="Table2.B2" office:value-type="string">
            <text:p text:style-name="Table_20_Contents">Builds Aranea documentation (DocBook, JavaDoc, ...).</text:p>
          </table:table-cell>
        </table:table-row>
        <table:table-row>
          <table:table-cell table:style-name="Table2.A2" office:value-type="string">
            <text:p text:style-name="P5">dist</text:p>
          </table:table-cell>
          <table:table-cell table:style-name="Table2.B2" office:value-type="string">
            <text:p text:style-name="Table_20_Contents">Builds whole Aranea distribution.</text:p>
          </table:table-cell>
        </table:table-row>
      </table:table>
      <text:p text:style-name="Text_20_body"/>
      <text:p text:style-name="Text_20_body">Each example also contains it's own <text:span text:style-name="T1">build.xml</text:span> file, that can be used to build, run and test the example. Examples use Jetty web container to run themselves. The corresponding target is <text:span text:style-name="T1">run-app</text:span> and typically the application will be available at <text:span text:style-name="T1">http://localhost:2000/</text:span>. Some applications also need the database to be started using target <text:span text:style-name="T1">run-database</text:span>.</text:p>
      <text:h text:style-name="Heading_20_2" text:outline-level="2">Modules</text:h>
      <text:p text:style-name="Text_20_body">Aranea source and distribution is split into modules for simplifying dependency management. On the source level it is done via Java packages starting from the <text:span text:style-name="T1">/src/org/araneaframework/&lt;modulename&gt;</text:span> directories. On the distribution level this is done via <text:span text:style-name="T1">aranea-&lt;modulename&gt;.jar</text:span> files. </text:p>
      <text:p text:style-name="Text_20_body">The module separation have following functions:</text:p>
      <text:list text:style-name="L2">
        <text:list-item>
          <text:p text:style-name="P6">To separate the large interdependent chunks of code into separate distribution units.</text:p>
        </text:list-item>
        <text:list-item>
          <text:p text:style-name="P6">To provide a possibility to include only a subset of Aranea and dependent libraries.</text:p>
        </text:list-item>
        <text:list-item>
          <text:p text:style-name="P6">To create a layered dependency graph among modules.</text:p>
        </text:list-item>
      </text:list>
      <text:p text:style-name="Text_20_body">Therefore a new module should be created only when there is a sufficiently large chunk of code that clearly fits into a layered dependency model and is clearly separated from others.</text:p>
      <text:p text:style-name="Text_20_body">Currently Aranea has the following modul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Module</text:p>
            </table:table-cell>
            <table:table-cell table:style-name="Table3.A1" office:value-type="string">
              <text:p text:style-name="Table_20_Heading">Description</text:p>
            </table:table-cell>
            <table:table-cell table:style-name="Table3.C1" office:value-type="string">
              <text:p text:style-name="P7">Dependencies</text:p>
            </table:table-cell>
          </table:table-row>
        </table:table-header-rows>
        <table:table-row>
          <table:table-cell table:style-name="Table3.A2" office:value-type="string">
            <text:p text:style-name="P3">core</text:p>
          </table:table-cell>
          <table:table-cell table:style-name="Table3.A2" office:value-type="string">
            <text:p text:style-name="Table_20_Contents">Contains Aranea core interfaces and their base/standard implementation. Should be as minimal as possible and shouldn't depend on anything unless absolutely necessary. Includes both the <text:span text:style-name="T1">/src/org/araneaframework/*</text:span> and <text:span text:style-name="T1">/src/org/araneaframework/core/**.</text:span></text:p>
          </table:table-cell>
          <table:table-cell table:style-name="Table3.C2" office:value-type="string">
            <text:p text:style-name="P8">-, ???</text:p>
          </table:table-cell>
        </table:table-row>
        <table:table-row>
          <table:table-cell table:style-name="Table3.A2" office:value-type="string">
            <text:p text:style-name="P3">framework</text:p>
          </table:table-cell>
          <table:table-cell table:style-name="Table3.A2" office:value-type="string">
            <text:p text:style-name="Table_20_Contents">Contains interfaces and implementations that make up the executable Aranea framework (filters, routers, etc) that do not depend on web. Includes the <text:span text:style-name="T1">/src/org/araneaframework/framework/**.</text:span></text:p>
          </table:table-cell>
          <table:table-cell table:style-name="Table3.C2" office:value-type="string">
            <text:p text:style-name="P8">aranea-core, ???</text:p>
          </table:table-cell>
        </table:table-row>
        <table:table-row>
          <table:table-cell table:style-name="Table3.A2" office:value-type="string">
            <text:p text:style-name="P3">http</text:p>
          </table:table-cell>
          <table:table-cell table:style-name="Table3.A2" office:value-type="string">
            <text:p text:style-name="Table_20_Contents">Contains interfaces and implementations that make up the executable Aranea framework (filters, routers, etc) that <text:s text:c="2"/>depend on web (specially servlet) interfaces. Includes the <text:span text:style-name="T1">/src/org/araneaframework/http/**.</text:span></text:p>
          </table:table-cell>
          <table:table-cell table:style-name="Table3.C2" office:value-type="string">
            <text:p text:style-name="P8">aranea-core, aranea-framework, ???</text:p>
          </table:table-cell>
        </table:table-row>
        <table:table-row>
          <table:table-cell table:style-name="Table3.A2" office:value-type="string">
            <text:p text:style-name="P4">uilib</text:p>
          </table:table-cell>
          <table:table-cell table:style-name="Table3.A2" office:value-type="string">
            <text:p text:style-name="Table_20_Contents">Contains a widget repository that supports different web GUI elements, including forms and lists. Includes the <text:span text:style-name="T1">/src/org/araneaframework/uilib/**.</text:span></text:p>
          </table:table-cell>
          <table:table-cell table:style-name="Table3.C2" office:value-type="string">
            <text:p text:style-name="P8">aranea-core, aranea-framework, aranea-http, ???</text:p>
          </table:table-cell>
        </table:table-row>
        <table:table-row>
          <table:table-cell table:style-name="Table3.A2" office:value-type="string">
            <text:p text:style-name="P4">jsp</text:p>
          </table:table-cell>
          <table:table-cell table:style-name="Table3.A2" office:value-type="string">
            <text:p text:style-name="Table_20_Contents">Contains JSP tags and support files. Includes the <text:span text:style-name="T1">/src/org/araneaframework/jsp/**.</text:span></text:p>
          </table:table-cell>
          <table:table-cell table:style-name="Table3.C2" office:value-type="string">
            <text:p text:style-name="P8">aranea-core, aranea-framework, aranea-http, aranea-http, ???</text:p>
          </table:table-cell>
        </table:table-row>
        <table:table-row>
          <table:table-cell table:style-name="Table3.A2" office:value-type="string">
            <text:p text:style-name="P4">integration</text:p>
          </table:table-cell>
          <table:table-cell table:style-name="Table3.A2" office:value-type="string">
            <text:p text:style-name="Table_20_Contents">Contains a subpackage for each integrated third-party framework or library. <text:s/>Includes the <text:span text:style-name="T1">/src/org/araneaframework/integration/**.</text:span></text:p>
          </table:table-cell>
          <table:table-cell table:style-name="Table3.C2" office:value-type="string">
            <text:p text:style-name="P8">aranea-*, ???</text:p>
          </table:table-cell>
        </table:table-row>
        <table:table-row>
          <table:table-cell table:style-name="Table3.A2" office:value-type="string">
            <text:p text:style-name="P4">backend</text:p>
          </table:table-cell>
          <table:table-cell table:style-name="Table3.A2" office:value-type="string">
            <text:p text:style-name="Table_20_Contents">Contains files unrelated directly to UI, but providing some necessary logics. <text:s/>Includes the <text:span text:style-name="T1">/src/org/araneaframework/backend/**.</text:span></text:p>
          </table:table-cell>
          <table:table-cell table:style-name="Table3.C2" office:value-type="string">
            <text:p text:style-name="P8">-, ???</text:p>
          </table:table-cell>
        </table:table-row>
      </table:table>
      <text:h text:style-name="Heading_20_2" text:outline-level="2"><draw:g text:anchor-type="paragraph" draw:z-index="0" draw:style-name="gr1"><draw:custom-shape draw:style-name="gr2" draw:text-style-name="P10" svg:width="6.263cm" svg:height="1.253cm" svg:x="4.532cm" svg:y="8.628cm"><text:p text:style-name="P9"><text:span text:style-name="T3">Cor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6.143cm" svg:height="1.257cm" svg:x="4.532cm" svg:y="7.014cm"><text:p text:style-name="P9"><text:span text:style-name="T3">Framework</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6.143cm" svg:height="1.253cm" svg:x="4.532cm" svg:y="3.777cm"><text:p text:style-name="P9"><text:span text:style-name="T3">UiLi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6.143cm" svg:height="1.255cm" svg:x="4.532cm" svg:y="5.446cm"><text:p text:style-name="P9"><text:span text:style-name="T3">HTT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6.143cm" svg:height="1.255cm" svg:x="4.532cm" svg:y="2.209cm"><text:p text:style-name="P9"><text:span text:style-name="T3">JSP</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7.744cm" svg:height="1.463cm" draw:transform="rotate (-1.57079632679579) translate (12.5924027777778cm 2.174875cm)"><text:p text:style-name="P9"><text:span text:style-name="T3">Backen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 svg:width="8.03cm" svg:height="1.255cm" svg:x="4.5cm" svg:y="0.586cm"><text:p text:style-name="P9"><text:span text:style-name="T3">Integ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Naming and Layout</text:h>
      <text:h text:style-name="Heading_20_3" text:outline-level="3">Java packages</text:h>
      <text:p text:style-name="Text_20_body">The root of the module should contain classes that make up the main contract of the module. This includes core interfaces and exceptions, but never implementations.</text:p>
      <text:p text:style-name="Text_20_body">The first level of Java packages under the module should be arranged using a vertically split hierarchy. This means that instead of referring to the functionality provided by the classes (like io, http, ...) we should refer to their roles (util, support, widget, context, ...). Exceptional cases are when the package hierarchy is too unbalanced and is not expected to grow.</text:p>
      <text:p text:style-name="Text_20_body">The further arrangement can combine both horizontal and vertical splitting and is up to the discretion of the programmer.</text:p>
      <text:p text:style-name="Text_20_body"><text:span text:style-name="T4">NB! </text:span>Package names are <text:span text:style-name="T2">always</text:span> singular. </text:p>
      <text:h text:style-name="Heading_20_3" text:outline-level="3">Java Interface Names</text:h>
      <text:p text:style-name="Text_20_body">Interfaces names should not have any prefixes should refer to the functionality provided by the interface. Interface may have a suffix that refers to the pattern or idiom implemented by the interface (e.g. Context, Listener, ...).</text:p>
      <text:h text:style-name="Heading_20_3" text:outline-level="3">Java Class Names</text:h>
      <text:p text:style-name="Text_20_body">Class names consist of an optional prefix, the descriptive name and zero to many suffixes. </text:p>
      <text:p text:style-name="Text_20_body">Prefix is generally added only in two cases:</text:p>
      <text:list text:style-name="L3">
        <text:list-item>
          <text:p text:style-name="P11">“Base” prefix is added to abstract classes that serve as base implementation of a particular interface (e.g. BaseWidget implements Widget).</text:p>
        </text:list-item>
        <text:list-item>
          <text:p text:style-name="P11">“Standard” is added to non-abstract (possibly final) classes that server as a standard implementation of a particular interface (e.g. StandardEnvironment implements Environment). <text:span text:style-name="T4">NB!</text:span> “Standard” should generally not be used as the prefix to classes the programmer either instantiates or subclasses in Java code.</text:p>
        </text:list-item>
      </text:list>
      <text:p text:style-name="Text_20_body">Note that if their can be several different implementations of the same interface “Standard” should not be added and they should be distinguished by their descriptive name.</text:p>
      <text:p text:style-name="Text_20_body">Suffixes can be used and combined pretty arbitrary, but the following rules should be followed:</text:p>
      <text:list text:style-name="L4">
        <text:list-item>
          <text:p text:style-name="P12">Generally main interface (referring to the class role) that the class implements or the abstract class that the class extends should be reflected in its name as the last suffix. This concerns Widgets, Components, Services, Messages, Constraints and so on. </text:p>
        </text:list-item>
        <text:list-item>
          <text:p text:style-name="P12">Pattern(s) that the class implements should also be reflected in its name. In most cases this will not be the last suffix (as in *RouterServise, *FilterWidget), but if this leads to redundancy it may be last as well (RelocatableServiceDecorator).</text:p>
        </text:list-item>
        <text:list-item>
          <text:p text:style-name="P12">Some roles don't have a corresponding interface:</text:p>
        </text:list-item>
      </text:list>
      <text:list text:style-name="L5">
        <text:list-item>
          <text:list>
            <text:list-item>
              <text:p text:style-name="P13">Non instantiated utility classes containing static methods should have a suffix “Util”.</text:p>
            </text:list-item>
            <text:list-item>
              <text:p text:style-name="P13">Instantiated utility classes containing virtual methods should have a suffix “Helper”.</text:p>
            </text:list-item>
          </text:list>
        </text:list-item>
      </text:list>
      <text:p text:style-name="Text_20_body"><text:span text:style-name="T4">NB! </text:span>A general rule of thumb is that suffixes should not be redundant and in such a case it is allowed to omit them (e.g. StandardServiceFilterChainFilterService is redundant and can be contracted to <text:s/>StandardFilterChainService). Generally it's preferred to leave the last suffix intact as it uniquely identifies the class role, so it's better to contract the descriptive name.</text:p>
      <text:p text:style-name="Text_20_body">Further are brought some example of correct class names:</text:p>
      <text:list text:style-name="L6">
        <text:list-item>
          <text:p text:style-name="P14">StandardEnvironment</text:p>
        </text:list-item>
        <text:list-item>
          <text:p text:style-name="P14">BaseApplicationComponent </text:p>
        </text:list-item>
        <text:list-item>
          <text:p text:style-name="P14">RoutedMessage</text:p>
        </text:list-item>
        <text:list-item>
          <text:p text:style-name="P14">StandardServiceAdapterWidget</text:p>
        </text:list-item>
        <text:list-item>
          <text:p text:style-name="P14">StandardMountPointFilterService</text:p>
        </text:list-item>
        <text:list-item>
          <text:p text:style-name="P14">SystemFormHtmlTag</text:p>
        </text:list-item>
        <text:list-item>
          <text:p text:style-name="P14">FormTag</text:p>
        </text:list-item>
        <text:list-item>
          <text:p text:style-name="P14">StandardFileImportService</text:p>
        </text:list-item>
      </text:list>
      <text:h text:style-name="Heading_20_3" text:outline-level="3">Java Method Names</text:h>
      <text:p text:style-name="Text_20_body">Some conventions concerning common method names prefixes:</text:p>
      <table:table table:name="Table4" table:style-name="Table4">
        <table:table-column table:style-name="Table4.A"/>
        <table:table-column table:style-name="Table4.B"/>
        <table:table-header-rows>
          <table:table-row>
            <table:table-cell table:style-name="Table4.A1" office:value-type="string">
              <text:p text:style-name="Table_20_Heading">Name prefix</text:p>
            </table:table-cell>
            <table:table-cell table:style-name="Table4.B1" office:value-type="string">
              <text:p text:style-name="Table_20_Heading">Description</text:p>
            </table:table-cell>
          </table:table-row>
        </table:table-header-rows>
        <table:table-row>
          <table:table-cell table:style-name="Table4.A2" office:value-type="string">
            <text:p text:style-name="P4">get</text:p>
          </table:table-cell>
          <table:table-cell table:style-name="Table4.B2" office:value-type="string">
            <text:p text:style-name="Table_20_Contents">Getter methods should be idempotent and should not generally modify any state. They should return null or an empty collection instead of throwing exceptions.</text:p>
          </table:table-cell>
        </table:table-row>
        <table:table-row>
          <table:table-cell table:style-name="Table4.A2" office:value-type="string">
            <text:p text:style-name="P4">require</text:p>
          </table:table-cell>
          <table:table-cell table:style-name="Table4.B2" office:value-type="string">
            <text:p text:style-name="Table_20_Contents">Require is similar to a getter, but throws an exception if the entity cannot be found.</text:p>
          </table:table-cell>
        </table:table-row>
        <table:table-row>
          <table:table-cell table:style-name="Table4.A2" office:value-type="string">
            <text:p text:style-name="P4">set</text:p>
          </table:table-cell>
          <table:table-cell table:style-name="Table4.B2" office:value-type="string">
            <text:p text:style-name="Table_20_Contents">Set may update state, but should generally be idempotent. Set may return “this” to facilitate chained calls.</text:p>
          </table:table-cell>
        </table:table-row>
        <table:table-row>
          <table:table-cell table:style-name="Table4.A2" office:value-type="string">
            <text:p text:style-name="P4">add</text:p>
          </table:table-cell>
          <table:table-cell table:style-name="Table4.B2" office:value-type="string">
            <text:p text:style-name="Table_20_Contents">Add may update state and should not be idempotent. It may also return “this”.</text:p>
          </table:table-cell>
        </table:table-row>
      </table:table>
      <text:h text:style-name="Heading_20_2" text:outline-level="2">Documentation</text:h>
      <text:h text:style-name="Heading_20_3" text:outline-level="3">Javadoc and Comments</text:h>
      <text:p text:style-name="Text_20_body">Every class should have the following text in the header:</text:p>
      <text:p text:style-name="P15">/**</text:p>
      <text:p text:style-name="P15"><text:s/>* Copyright 2006 Webmedia Group Ltd.</text:p>
      <text:p text:style-name="P15"><text:s/>*</text:p>
      <text:p text:style-name="P15"><text:s/>* Licensed under the Apache License, Version 2.0 (the "License");</text:p>
      <text:p text:style-name="P15"><text:s/>* you may not use this file except in compliance with the License.</text:p>
      <text:p text:style-name="P15"><text:s/>* You may obtain a copy of the License at</text:p>
      <text:p text:style-name="P15"><text:s/>*</text:p>
      <text:p text:style-name="P15"><text:s/>* <text:s/>http://www.apache.org/licenses/LICENSE-2.0</text:p>
      <text:p text:style-name="P15"><text:s/>*</text:p>
      <text:p text:style-name="P15"><text:s/>* Unless required by applicable law or agreed to in writing, software</text:p>
      <text:p text:style-name="P15"><text:s/>* distributed under the License is distributed on an "AS IS" BASIS,</text:p>
      <text:p text:style-name="P15"><text:s/>* WITHOUT WARRANTIES OR CONDITIONS OF ANY KIND, either express or implied.</text:p>
      <text:p text:style-name="P15"><text:s/>* See the License for the specific language governing permissions and</text:p>
      <text:p text:style-name="P15"><text:s/>* limitations under the License.</text:p>
      <text:p text:style-name="P15">**/</text:p>
      <text:p text:style-name="Text_20_body">Every class and method should be documented. Obvious parameters and return values don't have to be. Generally avoid redundancy in Javadoc.</text:p>
      <text:p text:style-name="Text_20_body">The following tags should be present:</text:p>
      <table:table table:name="Table5" table:style-name="Table5">
        <table:table-column table:style-name="Table5.A"/>
        <table:table-column table:style-name="Table5.B"/>
        <table:table-header-rows>
          <table:table-row>
            <table:table-cell table:style-name="Table5.A1" office:value-type="string">
              <text:p text:style-name="Table_20_Heading">Tag</text:p>
            </table:table-cell>
            <table:table-cell table:style-name="Table5.B1" office:value-type="string">
              <text:p text:style-name="Table_20_Heading">Description</text:p>
            </table:table-cell>
          </table:table-row>
        </table:table-header-rows>
        <table:table-row>
          <table:table-cell table:style-name="Table5.A2" office:value-type="string">
            <text:p text:style-name="P4">@author</text:p>
          </table:table-cell>
          <table:table-cell table:style-name="Table5.B2" office:value-type="string">
            <text:p text:style-name="Table_20_Contents">For every author of the class in the form </text:p>
            <text:p text:style-name="Table_20_Contents">Name Sirname (username@domain.com)</text:p>
          </table:table-cell>
        </table:table-row>
        <table:table-row>
          <table:table-cell table:style-name="Table5.A2" office:value-type="string">
            <text:p text:style-name="P4">@since</text:p>
          </table:table-cell>
          <table:table-cell table:style-name="Table5.B2" office:value-type="string">
            <text:p text:style-name="Table_20_Contents">For all versions of framework starting with 1.1 should mark classes added in those versions.</text:p>
          </table:table-cell>
        </table:table-row>
        <table:table-row>
          <table:table-cell table:style-name="Table5.A2" office:value-type="string">
            <text:p text:style-name="P4">@see</text:p>
          </table:table-cell>
          <table:table-cell table:style-name="Table5.B2" office:value-type="string">
            <text:p text:style-name="Table_20_Contents">Use liberally! E.g. contexts may link to implementing classes and vice versa.</text:p>
          </table:table-cell>
        </table:table-row>
        <table:table-row>
          <table:table-cell table:style-name="Table5.A2" office:value-type="string">
            <text:p text:style-name="P4">@deprecated</text:p>
          </table:table-cell>
          <table:table-cell table:style-name="Table5.B2" office:value-type="string">
            <text:p text:style-name="Table_20_Contents">Try to never deprecate API. It's not going to be removed in any case :(.</text:p>
          </table:table-cell>
        </table:table-row>
      </table:table>
      <text:h text:style-name="Heading_20_3" text:outline-level="3">Reference Manual</text:h>
      <text:p text:style-name="Text_20_body">Reference manual should be the primary source of information, not JavaDoc. Ergo things can be copied from RefMan to Javadoc. Every meaningful feature (e.g. every context) must have a meaningful entry in the RefMan.</text:p>
      <text:h text:style-name="Heading_20_3" text:outline-level="3">Code Tags</text:h>
      <text:p text:style-name="Text_20_body">“XXX” and “TODO” are acceptable comment tags that can be used to mark correspondingly temporary hacks and places needing later development. NB! Tags are not a substitution for issue tracking, anything important should be marked there.</text:p>
      <text:h text:style-name="Heading_20_2" text:outline-level="2">Code Style</text:h>
      <text:h text:style-name="Heading_20_3" text:outline-level="3">Exceptions</text:h>
      <text:p text:style-name="Text_20_body">Aranea supports an idiom that GUI framework should not require checked exceptions. Therefore all abstract methods overridable by the programmer should allow throwing Exception's (throws Exception). This includes both classes with abstract methods and interfaces that are used for callbacks (e.g. methods are never called by the programmer).</text:p>
      <text:p text:style-name="Text_20_body">All Aranea public interface methods may throw checked Exceptions only in really exceptional cases.</text:p>
      <text:h text:style-name="Heading_20_3" text:outline-level="3">Assertions</text:h>
      <text:p text:style-name="Text_20_body">All methods should use Assert class to check the preconditions. Postconditions and invariants are optional for the particular cases. Specially all methods with object parameters should provide a precondition or logics for handling null values.</text:p>
      <text:h text:style-name="Heading_20_3" text:outline-level="3">Tests</text:h>
      <text:p text:style-name="Text_20_body">Tests should cover 100% of core, framework, http, uilib and backend modules. The rest are optional.</text:p>
      <text:h text:style-name="Heading_20_2" text:outline-level="2">Design</text:h>
      <text:p text:style-name="Text_20_body">Some rules of the thumb for designing Aranea code:</text:p>
      <text:list text:style-name="L7">
        <text:list-item>
          <text:p text:style-name="P16">Interfaces should always be preferred over classes as method parameters.</text:p>
        </text:list-item>
        <text:list-item>
          <text:p text:style-name="P16">Aggregation (containment) is preferred over inheritance unless very clumsy.</text:p>
        </text:list-item>
        <text:list-item>
          <text:p text:style-name="P16">Utility methods are preferred over new classes.</text:p>
        </text:list-item>
        <text:list-item>
          <text:p text:style-name="P16">Every context should be responsible for one task only (e.g. flow management). All other tasks should be achieved by composing different contexts instead of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wiss" style:font-pitch="variable"/>
  </office:font-face-decls>
  <office:styles>
    <draw:stroke-dash draw:name="Line_20_with_20_Fine_20_Dots" draw:display-name="Line with Fine Dots" draw:style="rect" draw:dots1="1" draw:dots1-length="1.138cm" draw:dots2="10" draw:distance="0.08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2" style:display-name="Text body 2" style:family="paragraph" style:parent-style-name="Text_20_body">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Untitled1" style:family="paragraph" style:parent-style-name="Text_20_body_20_2" style:class="text"/>
    <style:style style:name="MyHeading1" style:family="paragraph" style:parent-style-name="Text_20_body_20_2">
      <style:text-properties fo:font-style="normal" style:font-style-asian="normal" style:font-style-complex="normal"/>
    </style:style>
    <style:style style:name="MyHeading2" style:family="paragraph" style:parent-style-name="Text_20_body">
      <style:paragraph-properties fo:text-align="start" style:justify-single-word="false"/>
      <style:text-properties style:font-name="Arial"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style:list-level-properties text:min-label-distance="0.127cm"/>
      </text:outline-level-style>
      <text:outline-level-style text:level="3" text:style-name="Numbering_20_Symbols" style:num-prefix=" " style:num-suffix=". " style:num-format="1" text:display-levels="2"/>
      <text:outline-level-style text:level="4" text:style-name="Numbering_20_Symbols" style:num-prefix=" " style:num-suffix=". " style:num-format="1" text:display-levels="3"/>
      <text:outline-level-style text:level="5" text:style-name="Numbering_20_Symbols" style:num-prefix=" " style:num-suffix=". " style:num-format="1" text:display-levels="4"/>
      <text:outline-level-style text:level="6" text:style-name="Numbering_20_Symbols" style:num-prefix=" " style:num-suffix=". " style:num-format="1" text:display-levels="5"/>
      <text:outline-level-style text:level="7" text:style-name="Numbering_20_Symbols" style:num-prefix=" " style:num-suffix=". " style:num-format="1" text:display-levels="6"/>
      <text:outline-level-style text:level="8" text:style-name="Numbering_20_Symbols" style:num-prefix=" " style:num-suffix=". " style:num-format="1" text:display-levels="7"/>
      <text:outline-level-style text:level="9" text:style-name="Numbering_20_Symbols" style:num-prefix=" " style:num-suffix=". " style:num-format="1" text:display-levels="8"/>
      <text:outline-level-style text:level="10" text:style-name="Numbering_20_Symbols" style:num-prefix=" " style:num-suffix=". " style:num-format="1" text:display-levels="9"/>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ekabanov</meta:initial-creator>
    <meta:creation-date>2006-07-31T14:20:45</meta:creation-date>
    <dc:date>2006-10-10T14:42:56</dc:date>
    <meta:printed-by>ekabanov</meta:printed-by>
    <meta:print-date>2006-08-01T18:17:49</meta:print-date>
    <dc:language>en-US</dc:language>
    <meta:editing-cycles>167</meta:editing-cycles>
    <meta:editing-duration>P1DT4H5M49S</meta:editing-duration>
    <meta:user-defined meta:name="Info 1"/>
    <meta:user-defined meta:name="Info 2"/>
    <meta:user-defined meta:name="Info 3"/>
    <meta:user-defined meta:name="Info 4"/>
    <meta:document-statistic meta:table-count="5" meta:image-count="0" meta:object-count="0" meta:page-count="7" meta:paragraph-count="176" meta:word-count="1641" meta:character-count="11024"/>
  </office:meta>
</office:document-meta>
</file>